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A0000032A579638FF5D458B37.png" manifest:media-type="image/png"/>
  <manifest:file-entry manifest:full-path="Pictures/1000020100000280000001E08EC017B15B28E7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02in, 0.3201in, 0.2402in, 0.32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2071in" svg:y="-0.7874in" svg:width="7.2165in" svg:height="5.4102in" draw:z-index="0"><draw:image xlink:href="Pictures/1000020100000280000001E08EC017B15B28E730.png" xlink:type="simple" xlink:show="embed" xlink:actuate="onLoad" loext:mime-type="image/png"/></draw:frame><draw:frame draw:style-name="fr2" draw:name="Image2" text:anchor-type="paragraph" svg:x="0.9665in" svg:y="4.7752in" svg:width="5.8173in" svg:height="5.8173in" draw:z-index="1"><draw:image xlink:href="Pictures/100002010000032A0000032A579638FF5D458B3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083in" fo:margin-right="0.3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2:00:56.654711959</meta:creation-date>
    <dc:date>2020-02-24T22:06:21.324592815</dc:date>
    <meta:editing-duration>PT5M2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